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b9426" officeooo:paragraph-rsid="000b9426"/>
    </style:style>
    <style:style style:name="P2" style:family="paragraph" style:parent-style-name="Standard" style:list-style-name="L1">
      <style:text-properties fo:language="pl" fo:country="PL" officeooo:rsid="000b9426" officeooo:paragraph-rsid="000b9426"/>
    </style:style>
    <style:style style:name="P3" style:family="paragraph" style:parent-style-name="Standard">
      <style:text-properties fo:language="pl" fo:country="PL" officeooo:rsid="000c0a94" officeooo:paragraph-rsid="000c0a94"/>
    </style:style>
    <style:style style:name="P4" style:family="paragraph" style:parent-style-name="Standard">
      <style:text-properties fo:language="pl" fo:country="PL" officeooo:rsid="000dba6b" officeooo:paragraph-rsid="000dba6b"/>
    </style:style>
    <style:style style:name="T1" style:family="text">
      <style:text-properties officeooo:rsid="000c0a94"/>
    </style:style>
    <style:style style:name="T2" style:family="text">
      <style:text-properties officeooo:rsid="000dba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 uruchomienia programu wymagane jest posiadanie Python 3.</text:p>
      <text:p text:style-name="P4"/>
      <text:p text:style-name="P1">Program do <text:s/>rozpoznawania figur geometrycznych takich jak:</text:p>
      <text:list xml:id="list1900332658" text:style-name="L1">
        <text:list-item>
          <text:p text:style-name="P2">trójkąt równoboczny</text:p>
        </text:list-item>
        <text:list-item>
          <text:p text:style-name="P2">trójkąt równoramienny</text:p>
        </text:list-item>
        <text:list-item>
          <text:p text:style-name="P2">trójkąt różnoramienny</text:p>
        </text:list-item>
        <text:list-item>
          <text:p text:style-name="P2">kwadrat </text:p>
        </text:list-item>
        <text:list-item>
          <text:p text:style-name="P2">prostok<text:span text:style-name="T2">ą</text:span>t</text:p>
        </text:list-item>
        <text:list-item>
          <text:p text:style-name="P2">czworobok</text:p>
        </text:list-item>
      </text:list>
      <text:p text:style-name="P1"/>
      <text:p text:style-name="P1">Przykł<text:span text:style-name="T1">a</text:span>dowe wywołanie programu z linii komend:</text:p>
      <text:p text:style-name="P1"/>
      <text:p text:style-name="P1">python3 figura.py 2 3 4 5 </text:p>
      <text:p text:style-name="P3">lub</text:p>
      <text:p text:style-name="P3">./figura.py 2 3 4 5</text:p>
      <text:p text:style-name="P1">czworobok</text:p>
      <text:p text:style-name="P1"/>
      <text:p text:style-name="P1">python3 figura.py 2.2 2.2 2.2</text:p>
      <text:p text:style-name="P3">lub</text:p>
      <text:p text:style-name="P3">./figura.py 2.2 2.2 2.2</text:p>
      <text:p text:style-name="P1">trojkat rownoboczny</text:p>
      <text:p text:style-name="P1"/>
      <text:p text:style-name="P1">python3 figura.py 2.<text:span text:style-name="T1">0</text:span> 4.<text:span text:style-name="T1">0</text:span> 6.<text:span text:style-name="T1">0</text:span></text:p>
      <text:p text:style-name="P3">lub </text:p>
      <text:p text:style-name="P3">./figura.py 2.0 4.0 6.0</text:p>
      <text:p text:style-name="P1">nie rozpoznano</text:p>
      <text:p text:style-name="P1"/>
      <text:p text:style-name="P1">Uwagi:</text:p>
      <text:p text:style-name="P1">Przy podaniu większej liczby boków niż 4 i mniejszej niż 3 program nie rozpozna figury.</text:p>
      <text:p text:style-name="P1">Obliczenia prowadzone są na typie float. Wartości zaokrąglane są w standardowy sposób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9:17:58.958299379</meta:creation-date>
    <dc:date>2019-12-28T20:01:00.773691027</dc:date>
    <meta:editing-duration>PT1M31S</meta:editing-duration>
    <meta:editing-cycles>1</meta:editing-cycles>
    <meta:document-statistic meta:table-count="0" meta:image-count="0" meta:object-count="0" meta:page-count="1" meta:paragraph-count="24" meta:word-count="101" meta:character-count="636" meta:non-whitespace-character-count="561"/>
    <meta:generator>LibreOffice/6.0.7.3$Linux_X86_64 LibreOffice_project/00m0$Build-3</meta:generator>
  </office:meta>
</office:document-meta>
</file>